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88cm"/>
    </style:style>
    <style:style style:name="co3" style:family="table-column">
      <style:table-column-properties fo:break-before="auto" style:column-width="2.5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3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/>
          <table:table-cell/>
          <table:table-cell table:style-name="Default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rvo Motor Mg995 9,4 kgf cm (SVM)(4,8 V) (Towerpro, China)</text:p>
          </table:table-cell>
          <table:table-cell office:value-type="currency" office:currency="BRL" office:value="53.7" calcext:value-type="currency">
            <text:p>R$ 53,70</text:p>
          </table:table-cell>
          <table:table-cell table:formula="of:=[.C2]*[.A2]" office:value-type="currency" office:currency="BRL" office:value="53.7" calcext:value-type="currency">
            <text:p>R$ 53,7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rneira 3 vias (Luer Lock), óxido de etileno, estéril (VT)(Descarpak, Brasil)</text:p>
          </table:table-cell>
          <table:table-cell office:value-type="currency" office:currency="BRL" office:value="2.5" calcext:value-type="currency">
            <text:p>R$ 2,50</text:p>
          </table:table-cell>
          <table:table-cell table:formula="of:=[.C3]*[.A3]" office:value-type="currency" office:currency="BRL" office:value="2.5" calcext:value-type="currency">
            <text:p>R$ 2,5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rafusos Phillips Cabeça Chata - DIN 965 - M3 - 0,50 X 10 mm - Aço Inox(P-A)</text:p>
          </table:table-cell>
          <table:table-cell office:value-type="currency" office:currency="BRL" office:value="0.1" calcext:value-type="currency">
            <text:p>R$ 0,10</text:p>
          </table:table-cell>
          <table:table-cell table:formula="of:=[.C4]*[.A4]" office:value-type="currency" office:currency="BRL" office:value="0.6" calcext:value-type="currency">
            <text:p>R$ 0,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rafusos Phillips Cabeça Chata - DIN 965 - M3 - 0,50 X 5 mm - Aço Inox(P-B)</text:p>
          </table:table-cell>
          <table:table-cell office:value-type="currency" office:currency="BRL" office:value="0.1" calcext:value-type="currency">
            <text:p>R$ 0,10</text:p>
          </table:table-cell>
          <table:table-cell table:formula="of:=[.C5]*[.A5]" office:value-type="currency" office:currency="BRL" office:value="0.2" calcext:value-type="currency">
            <text:p>R$ 0,2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rafusos Phillips Cabeça Chata - DIN 965 - M3 - 0,50 X 20 mm - Aço Inox(P-C)</text:p>
          </table:table-cell>
          <table:table-cell office:value-type="currency" office:currency="BRL" office:value="0.1" calcext:value-type="currency">
            <text:p>R$ 0,10</text:p>
          </table:table-cell>
          <table:table-cell table:formula="of:=[.C6]*[.A6]" office:value-type="currency" office:currency="BRL" office:value="0.1" calcext:value-type="currency">
            <text:p>R$ 0,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rafuso Allen Cilíndrico - DIN 912 - M3 x 10 mm <text:s/>- Aço Inox(P-E)</text:p>
          </table:table-cell>
          <table:table-cell office:value-type="currency" office:currency="BRL" office:value="0.3" calcext:value-type="currency">
            <text:p>R$ 0,30</text:p>
          </table:table-cell>
          <table:table-cell table:formula="of:=[.C7]*[.A7]" office:value-type="currency" office:currency="BRL" office:value="0.3" calcext:value-type="currency">
            <text:p>R$ 0,3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rafuso Allen Cilíndrico - DIN 912 - M4 x 12 mm <text:s/>- Aço Inox(P-F)</text:p>
          </table:table-cell>
          <table:table-cell office:value-type="currency" office:currency="BRL" office:value="0.5" calcext:value-type="currency">
            <text:p>R$ 0,50</text:p>
          </table:table-cell>
          <table:table-cell table:formula="of:=[.C8]*[.A8]" office:value-type="currency" office:currency="BRL" office:value="0.5" calcext:value-type="currency">
            <text:p>R$ 0,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rfil Alumínio U 12 x 12 x 20 mm (PU-B)</text:p>
          </table:table-cell>
          <table:table-cell office:value-type="currency" office:currency="BRL" office:value="0.8" calcext:value-type="currency">
            <text:p>R$ 0,80</text:p>
          </table:table-cell>
          <table:table-cell table:formula="of:=[.C9]*[.A9]" office:value-type="currency" office:currency="BRL" office:value="0.8" calcext:value-type="currency">
            <text:p>R$ 0,8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rfil Alumínio U 12 x 12 x 40 mm (PU-A)</text:p>
          </table:table-cell>
          <table:table-cell office:value-type="currency" office:currency="BRL" office:value="1.6" calcext:value-type="currency">
            <text:p>R$ 1,60</text:p>
          </table:table-cell>
          <table:table-cell table:formula="of:=[.C10]*[.A10]" office:value-type="currency" office:currency="BRL" office:value="1.6" calcext:value-type="currency">
            <text:p>R$ 1,6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uporte L <text:s/>35 x 65 mm(SL) <text:s/></text:p>
          </table:table-cell>
          <table:table-cell office:value-type="currency" office:currency="BRL" office:value="20" calcext:value-type="currency">
            <text:p>R$ 20,00</text:p>
          </table:table-cell>
          <table:table-cell table:formula="of:=[.C11]*[.A11]" office:value-type="currency" office:currency="BRL" office:value="40" calcext:value-type="currency">
            <text:p>R$ 40,00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TOTAL <text:s/>BRL$</text:p>
          </table:table-cell>
          <table:table-cell table:formula="of:=SUM([.D2:.D11])" office:value-type="currency" office:currency="BRL" office:value="100.3" calcext:value-type="currency">
            <text:p>R$ 100,30</text:p>
          </table:table-cell>
        </table:table-row>
        <table:table-row table:style-name="ro2">
          <table:table-cell table:number-columns-repeated="2"/>
          <table:table-cell table:style-name="Default" office:value-type="string" calcext:value-type="string">
            <text:p>TOTAL US$</text:p>
          </table:table-cell>
          <table:table-cell table:style-name="ce3" table:formula="of:=[.D12]*1/5.43" office:value-type="currency" office:currency="USD" office:value="18.4714548802947" calcext:value-type="currency">
            <text:p>$18,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pt" number:country="BR">
      <number:number number:decimal-places="2" loext:min-decimal-places="2" number:min-integer-digits="1" number:grouping="true"/>
      <number:text> </number:text>
      <number:currency-symbol number:language="lg" number:country="UG">USh</number:currency-symbol>
    </number:currency-style>
    <number:currency-style style:name="N10107" number:language="pt" number:country="B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lg" number:country="UG">USh</number:currency-symbol>
      <style:map style:condition="value()&gt;=0" style:apply-style-name="N10107P0"/>
    </number:currency-style>
    <number:currency-style style:name="N10108P0" style:volatile="true" number:language="pt" number:country="B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0:04:41.243753701</meta:creation-date>
    <dc:date>2021-09-29T12:19:14.700390844</dc:date>
    <meta:editing-duration>PT7M43S</meta:editing-duration>
    <meta:editing-cycles>2</meta:editing-cycles>
    <meta:generator>LibreOffice/6.4.7.2$Linux_X86_64 LibreOffice_project/40$Build-2</meta:generator>
    <meta:document-statistic meta:table-count="1" meta:cell-count="44" meta:object-count="0"/>
  </office:meta>
</office:document-meta>
</file>